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6" calcext:value-type="float">
            <text:p>2336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42" calcext:value-type="float">
            <text:p>234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7" calcext:value-type="float">
            <text:p>1617</text:p>
          </table:table-cell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22" calcext:value-type="float">
            <text:p>232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17" calcext:value-type="float">
            <text:p>2317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22" calcext:value-type="float">
            <text:p>232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33" calcext:value-type="float">
            <text:p>233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27" calcext:value-type="float">
            <text:p>232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5" calcext:value-type="float">
            <text:p>233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26" calcext:value-type="float">
            <text:p>232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28" calcext:value-type="float">
            <text:p>2328</text:p>
          </table:table-cell>
          <table:table-cell office:value-type="float" office:value="2727" calcext:value-type="float">
            <text:p>2727</text:p>
          </table:table-cell>
          <table:table-cell office:value-type="float" office:value="3099" calcext:value-type="float">
            <text:p>309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6" calcext:value-type="float">
            <text:p>2316</text:p>
          </table:table-cell>
          <table:table-cell office:value-type="float" office:value="2728" calcext:value-type="float">
            <text:p>2728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1" calcext:value-type="float">
            <text:p>233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27" calcext:value-type="float">
            <text:p>232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2" calcext:value-type="float">
            <text:p>1602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36" calcext:value-type="float">
            <text:p>233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0" calcext:value-type="float">
            <text:p>2330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23" calcext:value-type="float">
            <text:p>2323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25" calcext:value-type="float">
            <text:p>232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14" calcext:value-type="float">
            <text:p>3114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8" calcext:value-type="float">
            <text:p>1598</text:p>
          </table:table-cell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4" calcext:value-type="float">
            <text:p>1614</text:p>
          </table:table-cell>
          <table:table-cell office:value-type="float" office:value="2316" calcext:value-type="float">
            <text:p>231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23" calcext:value-type="float">
            <text:p>232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34" calcext:value-type="float">
            <text:p>233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23" calcext:value-type="float">
            <text:p>232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4" calcext:value-type="float">
            <text:p>2314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64" calcext:value-type="float">
            <text:p>3064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1" calcext:value-type="float">
            <text:p>2311</text:p>
          </table:table-cell>
          <table:table-cell office:value-type="float" office:value="2729" calcext:value-type="float">
            <text:p>2729</text:p>
          </table:table-cell>
          <table:table-cell office:value-type="float" office:value="3106" calcext:value-type="float">
            <text:p>310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86" calcext:value-type="float">
            <text:p>308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7" calcext:value-type="float">
            <text:p>309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8" calcext:value-type="float">
            <text:p>1618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49" calcext:value-type="float">
            <text:p>3049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0" calcext:value-type="float">
            <text:p>307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34" calcext:value-type="float">
            <text:p>3034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46" calcext:value-type="float">
            <text:p>304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3" calcext:value-type="float">
            <text:p>3073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3" calcext:value-type="float">
            <text:p>158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86" calcext:value-type="float">
            <text:p>1586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8" calcext:value-type="float">
            <text:p>1598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0" calcext:value-type="float">
            <text:p>1630</text:p>
          </table:table-cell>
          <table:table-cell office:value-type="float" office:value="2384" calcext:value-type="float">
            <text:p>238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8" calcext:value-type="float">
            <text:p>1668</text:p>
          </table:table-cell>
          <table:table-cell office:value-type="float" office:value="2404" calcext:value-type="float">
            <text:p>240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4" calcext:value-type="float">
            <text:p>1634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5" calcext:value-type="float">
            <text:p>1665</text:p>
          </table:table-cell>
          <table:table-cell office:value-type="float" office:value="2410" calcext:value-type="float">
            <text:p>24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9" calcext:value-type="float">
            <text:p>1679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41" calcext:value-type="float">
            <text:p>1641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0" calcext:value-type="float">
            <text:p>1670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8" calcext:value-type="float">
            <text:p>1668</text:p>
          </table:table-cell>
          <table:table-cell office:value-type="float" office:value="2399" calcext:value-type="float">
            <text:p>239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51" calcext:value-type="float">
            <text:p>1651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7" calcext:value-type="float">
            <text:p>1617</text:p>
          </table:table-cell>
          <table:table-cell office:value-type="float" office:value="2396" calcext:value-type="float">
            <text:p>239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6" calcext:value-type="float">
            <text:p>1636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65" calcext:value-type="float">
            <text:p>1665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76" calcext:value-type="float">
            <text:p>1676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54" calcext:value-type="float">
            <text:p>1654</text:p>
          </table:table-cell>
          <table:table-cell office:value-type="float" office:value="2384" calcext:value-type="float">
            <text:p>2384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22" calcext:value-type="float">
            <text:p>1622</text:p>
          </table:table-cell>
          <table:table-cell office:value-type="float" office:value="2390" calcext:value-type="float">
            <text:p>239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2" calcext:value-type="float">
            <text:p>1632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9" calcext:value-type="float">
            <text:p>1589</text:p>
          </table:table-cell>
          <table:table-cell office:value-type="float" office:value="2312" calcext:value-type="float">
            <text:p>2312</text:p>
          </table:table-cell>
          <table:table-cell office:value-type="float" office:value="2725" calcext:value-type="float">
            <text:p>2725</text:p>
          </table:table-cell>
          <table:table-cell office:value-type="float" office:value="3119" calcext:value-type="float">
            <text:p>3119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66" calcext:value-type="float">
            <text:p>4066</text:p>
          </table:table-cell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4" calcext:value-type="float">
            <text:p>313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5" calcext:value-type="float">
            <text:p>1595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8" calcext:value-type="float">
            <text:p>3118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14" calcext:value-type="float">
            <text:p>3114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7" calcext:value-type="float">
            <text:p>3127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office:value-type="float" office:value="2725" calcext:value-type="float">
            <text:p>2725</text:p>
          </table:table-cell>
          <table:table-cell office:value-type="float" office:value="3113" calcext:value-type="float">
            <text:p>3113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0" calcext:value-type="float">
            <text:p>3130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3995" calcext:value-type="float">
            <text:p>3995</text:p>
          </table:table-cell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068" calcext:value-type="float">
            <text:p>3068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0" calcext:value-type="float">
            <text:p>3040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4" calcext:value-type="float">
            <text:p>3044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0" calcext:value-type="float">
            <text:p>3040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4" calcext:value-type="float">
            <text:p>3044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62" calcext:value-type="float">
            <text:p>3062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55" calcext:value-type="float">
            <text:p>3055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39" calcext:value-type="float">
            <text:p>3039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53" calcext:value-type="float">
            <text:p>3053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048" calcext:value-type="float">
            <text:p>3048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55" calcext:value-type="float">
            <text:p>305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7" calcext:value-type="float">
            <text:p>2297</text:p>
          </table:table-cell>
          <table:table-cell office:value-type="float" office:value="2729" calcext:value-type="float">
            <text:p>2729</text:p>
          </table:table-cell>
          <table:table-cell office:value-type="float" office:value="3044" calcext:value-type="float">
            <text:p>3044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42" calcext:value-type="float">
            <text:p>3042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54" calcext:value-type="float">
            <text:p>3054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9" calcext:value-type="float">
            <text:p>2729</text:p>
          </table:table-cell>
          <table:table-cell office:value-type="float" office:value="3051" calcext:value-type="float">
            <text:p>305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052" calcext:value-type="float">
            <text:p>3052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49" calcext:value-type="float">
            <text:p>3049</text:p>
          </table:table-cell>
          <table:table-cell office:value-type="float" office:value="4012" calcext:value-type="float">
            <text:p>4012</text:p>
          </table:table-cell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56" calcext:value-type="float">
            <text:p>2356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47" calcext:value-type="float">
            <text:p>2347</text:p>
          </table:table-cell>
          <table:table-cell office:value-type="float" office:value="2733" calcext:value-type="float">
            <text:p>2733</text:p>
          </table:table-cell>
          <table:table-cell office:value-type="float" office:value="3131" calcext:value-type="float">
            <text:p>313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37" calcext:value-type="float">
            <text:p>233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96" calcext:value-type="float">
            <text:p>1596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8" calcext:value-type="float">
            <text:p>1608</text:p>
          </table:table-cell>
          <table:table-cell office:value-type="float" office:value="2346" calcext:value-type="float">
            <text:p>2346</text:p>
          </table:table-cell>
          <table:table-cell office:value-type="float" office:value="2731" calcext:value-type="float">
            <text:p>2731</text:p>
          </table:table-cell>
          <table:table-cell office:value-type="float" office:value="3130" calcext:value-type="float">
            <text:p>313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9" calcext:value-type="float">
            <text:p>1619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600" calcext:value-type="float">
            <text:p>1600</text:p>
          </table:table-cell>
          <table:table-cell office:value-type="float" office:value="2338" calcext:value-type="float">
            <text:p>2338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588" calcext:value-type="float">
            <text:p>1588</text:p>
          </table:table-cell>
          <table:table-cell office:value-type="float" office:value="2344" calcext:value-type="float">
            <text:p>234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7" calcext:value-type="float">
            <text:p>1607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48" calcext:value-type="float">
            <text:p>2348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25" calcext:value-type="float">
            <text:p>232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2" calcext:value-type="float">
            <text:p>1602</text:p>
          </table:table-cell>
          <table:table-cell office:value-type="float" office:value="2349" calcext:value-type="float">
            <text:p>2349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3" calcext:value-type="float">
            <text:p>1613</text:p>
          </table:table-cell>
          <table:table-cell office:value-type="float" office:value="2330" calcext:value-type="float">
            <text:p>233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607" calcext:value-type="float">
            <text:p>1607</text:p>
          </table:table-cell>
          <table:table-cell office:value-type="float" office:value="2340" calcext:value-type="float">
            <text:p>234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60" calcext:value-type="float">
            <text:p>236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3" calcext:value-type="float">
            <text:p>1603</text:p>
          </table:table-cell>
          <table:table-cell office:value-type="float" office:value="2327" calcext:value-type="float">
            <text:p>232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1" calcext:value-type="float">
            <text:p>1611</text:p>
          </table:table-cell>
          <table:table-cell office:value-type="float" office:value="2330" calcext:value-type="float">
            <text:p>2330</text:p>
          </table:table-cell>
          <table:table-cell office:value-type="float" office:value="2729" calcext:value-type="float">
            <text:p>2729</text:p>
          </table:table-cell>
          <table:table-cell office:value-type="float" office:value="3130" calcext:value-type="float">
            <text:p>3130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20" calcext:value-type="float">
            <text:p>1620</text:p>
          </table:table-cell>
          <table:table-cell office:value-type="float" office:value="2352" calcext:value-type="float">
            <text:p>2352</text:p>
          </table:table-cell>
          <table:table-cell office:value-type="float" office:value="2731" calcext:value-type="float">
            <text:p>2731</text:p>
          </table:table-cell>
          <table:table-cell office:value-type="float" office:value="3084" calcext:value-type="float">
            <text:p>308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3" calcext:value-type="float">
            <text:p>1613</text:p>
          </table:table-cell>
          <table:table-cell office:value-type="float" office:value="2338" calcext:value-type="float">
            <text:p>2338</text:p>
          </table:table-cell>
          <table:table-cell office:value-type="float" office:value="2731" calcext:value-type="float">
            <text:p>2731</text:p>
          </table:table-cell>
          <table:table-cell office:value-type="float" office:value="3128" calcext:value-type="float">
            <text:p>3128</text:p>
          </table:table-cell>
          <table:table-cell office:value-type="float" office:value="4041" calcext:value-type="float">
            <text:p>4041</text:p>
          </table:table-cell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9" calcext:value-type="float">
            <text:p>3079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3972" calcext:value-type="float">
            <text:p>3972</text:p>
          </table:table-cell>
        </table:table-row>
      </table:table>
      <table:table table:name="Moyennes" table:style-name="ta1"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2:.A1000])" office:value-type="float" office:value="1278" calcext:value-type="float">
            <text:p>1278</text:p>
          </table:table-cell>
          <table:table-cell table:formula="of:=AVERAGE(['Ant Colony Optimization'.B2:.B1000])" office:value-type="float" office:value="1601.58333333333" calcext:value-type="float">
            <text:p>1601,58333333333</text:p>
          </table:table-cell>
          <table:table-cell table:formula="of:=AVERAGE(['Ant Colony Optimization'.C2:.C1000])" office:value-type="float" office:value="2325.16666666667" calcext:value-type="float">
            <text:p>2325,16666666667</text:p>
          </table:table-cell>
          <table:table-cell table:formula="of:=AVERAGE(['Ant Colony Optimization'.D2:.D1000])" office:value-type="float" office:value="2727.08333333333" calcext:value-type="float">
            <text:p>2727,08333333333</text:p>
          </table:table-cell>
          <table:table-cell table:formula="of:=AVERAGE(['Ant Colony Optimization'.E2:.E1000])" office:value-type="float" office:value="3133.16666666667" calcext:value-type="float">
            <text:p>3133,16666666667</text:p>
          </table:table-cell>
          <table:table-cell table:formula="of:=AVERAGE(['Ant Colony Optimization'.F2:.F1000])" office:value-type="float" office:value="4073.66666666667" calcext:value-type="float">
            <text:p>4073,66666666667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" calcext:value-type="float">
            <text:p>1278</text:p>
          </table:table-cell>
          <table:table-cell table:formula="of:=AVERAGE(['Bees algorithm'.B2:.B1000])" office:value-type="float" office:value="1583.80555555556" calcext:value-type="float">
            <text:p>1583,80555555556</text:p>
          </table:table-cell>
          <table:table-cell table:formula="of:=AVERAGE(['Bees algorithm'.C2:.C1000])" office:value-type="float" office:value="2306.13888888889" calcext:value-type="float">
            <text:p>2306,13888888889</text:p>
          </table:table-cell>
          <table:table-cell table:formula="of:=AVERAGE(['Bees algorithm'.D2:.D1000])" office:value-type="float" office:value="2725.05555555556" calcext:value-type="float">
            <text:p>2725,05555555556</text:p>
          </table:table-cell>
          <table:table-cell table:formula="of:=AVERAGE(['Bees algorithm'.E2:.E1000])" office:value-type="float" office:value="3109.91666666667" calcext:value-type="float">
            <text:p>3109,91666666667</text:p>
          </table:table-cell>
          <table:table-cell table:formula="of:=AVERAGE(['Bees algorithm'.F2:.F1000])" office:value-type="float" office:value="4076.36111111111" calcext:value-type="float">
            <text:p>4076,36111111111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82.66666666667" calcext:value-type="float">
            <text:p>1282,66666666667</text:p>
          </table:table-cell>
          <table:table-cell table:formula="of:=AVERAGE([Genetic.B2:.B1000])" office:value-type="float" office:value="1615.55555555556" calcext:value-type="float">
            <text:p>1615,55555555556</text:p>
          </table:table-cell>
          <table:table-cell table:formula="of:=AVERAGE([Genetic.C2:.C1000])" office:value-type="float" office:value="2352" calcext:value-type="float">
            <text:p>2352</text:p>
          </table:table-cell>
          <table:table-cell table:formula="of:=AVERAGE([Genetic.D2:.D1000])" office:value-type="float" office:value="2730.36111111111" calcext:value-type="float">
            <text:p>2730,36111111111</text:p>
          </table:table-cell>
          <table:table-cell table:formula="of:=AVERAGE([Genetic.E2:.E1000])" office:value-type="float" office:value="3112.61111111111" calcext:value-type="float">
            <text:p>3112,61111111111</text:p>
          </table:table-cell>
          <table:table-cell table:formula="of:=AVERAGE([Genetic.F2:.F1000])" office:value-type="float" office:value="4038.16666666667" calcext:value-type="float">
            <text:p>4038,16666666667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" calcext:value-type="float">
            <text:p>1278</text:p>
          </table:table-cell>
          <table:table-cell table:formula="of:=AVERAGE([GRASP.B2:.B1000])" office:value-type="float" office:value="1587.52777777778" calcext:value-type="float">
            <text:p>1587,52777777778</text:p>
          </table:table-cell>
          <table:table-cell table:formula="of:=AVERAGE([GRASP.C2:.C1000])" office:value-type="float" office:value="2309.69444444444" calcext:value-type="float">
            <text:p>2309,69444444444</text:p>
          </table:table-cell>
          <table:table-cell table:formula="of:=AVERAGE([GRASP.D2:.D1000])" office:value-type="float" office:value="2724.02777777778" calcext:value-type="float">
            <text:p>2724,02777777778</text:p>
          </table:table-cell>
          <table:table-cell table:formula="of:=AVERAGE([GRASP.E2:.E1000])" office:value-type="float" office:value="3099.05555555556" calcext:value-type="float">
            <text:p>3099,05555555556</text:p>
          </table:table-cell>
          <table:table-cell table:formula="of:=AVERAGE([GRASP.F2:.F1000])"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590.44444444444" calcext:value-type="float">
            <text:p>1590,44444444444</text:p>
          </table:table-cell>
          <table:table-cell table:formula="of:=AVERAGE([ILS.C2:.C1000])" office:value-type="float" office:value="2310.25" calcext:value-type="float">
            <text:p>2310,25</text:p>
          </table:table-cell>
          <table:table-cell table:formula="of:=AVERAGE([ILS.D2:.D1000])" office:value-type="float" office:value="2724.02777777778" calcext:value-type="float">
            <text:p>2724,02777777778</text:p>
          </table:table-cell>
          <table:table-cell table:formula="of:=AVERAGE([ILS.E2:.E1000])" office:value-type="float" office:value="3119.72222222222" calcext:value-type="float">
            <text:p>3119,72222222222</text:p>
          </table:table-cell>
          <table:table-cell table:formula="of:=AVERAGE([ILS.F2:.F1000])" office:value-type="float" office:value="4010.72222222222" calcext:value-type="float">
            <text:p>4010,72222222222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582.58333333333" calcext:value-type="float">
            <text:p>1582,58333333333</text:p>
          </table:table-cell>
          <table:table-cell table:formula="of:=AVERAGE([Memetic.C2:.C1000])" office:value-type="float" office:value="2301.08333333333" calcext:value-type="float">
            <text:p>2301,08333333333</text:p>
          </table:table-cell>
          <table:table-cell table:formula="of:=AVERAGE([Memetic.D2:.D1000])" office:value-type="float" office:value="2725.11111111111" calcext:value-type="float">
            <text:p>2725,11111111111</text:p>
          </table:table-cell>
          <table:table-cell table:formula="of:=AVERAGE([Memetic.E2:.E1000])" office:value-type="float" office:value="3057.83333333333" calcext:value-type="float">
            <text:p>3057,83333333333</text:p>
          </table:table-cell>
          <table:table-cell table:formula="of:=AVERAGE([Memetic.F2:.F1000])" office:value-type="float" office:value="4009.25" calcext:value-type="float">
            <text:p>4009,25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79.3" calcext:value-type="float">
            <text:p>1279,3</text:p>
          </table:table-cell>
          <table:table-cell table:formula="of:=AVERAGE(['Simulated Annealing'.B2:.B1000])" office:value-type="float" office:value="1603.9" calcext:value-type="float">
            <text:p>1603,9</text:p>
          </table:table-cell>
          <table:table-cell table:formula="of:=AVERAGE(['Simulated Annealing'.C2:.C1000])" office:value-type="float" office:value="2340.7" calcext:value-type="float">
            <text:p>2340,7</text:p>
          </table:table-cell>
          <table:table-cell table:formula="of:=AVERAGE(['Simulated Annealing'.D2:.D1000])" office:value-type="float" office:value="2730.55" calcext:value-type="float">
            <text:p>2730,55</text:p>
          </table:table-cell>
          <table:table-cell table:formula="of:=AVERAGE(['Simulated Annealing'.E2:.E1000])" office:value-type="float" office:value="3129.8" calcext:value-type="float">
            <text:p>3129,8</text:p>
          </table:table-cell>
          <table:table-cell table:formula="of:=AVERAGE(['Simulated Annealing'.F2:.F1000])" office:value-type="float" office:value="4053.1" calcext:value-type="float">
            <text:p>4053,1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604" calcext:value-type="float">
            <text:p>1604</text:p>
          </table:table-cell>
          <table:table-cell table:formula="of:=AVERAGE(['Tabu Search'.C2:.C1000])" office:value-type="float" office:value="2343" calcext:value-type="float">
            <text:p>2343</text:p>
          </table:table-cell>
          <table:table-cell table:formula="of:=AVERAGE(['Tabu Search'.D2:.D1000])" office:value-type="float" office:value="2729" calcext:value-type="float">
            <text:p>2729</text:p>
          </table:table-cell>
          <table:table-cell table:formula="of:=AVERAGE(['Tabu Search'.E2:.E1000])" office:value-type="float" office:value="3117" calcext:value-type="float">
            <text:p>3117</text:p>
          </table:table-cell>
          <table:table-cell table:formula="of:=AVERAGE(['Tabu Search'.F2:.F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616" calcext:value-type="float">
            <text:p>1616</text:p>
          </table:table-cell>
          <table:table-cell table:formula="of:=AVERAGE([VNS.C2:.C1000])" office:value-type="float" office:value="2333" calcext:value-type="float">
            <text:p>2333</text:p>
          </table:table-cell>
          <table:table-cell table:formula="of:=AVERAGE([VNS.D2:.D1000])" office:value-type="float" office:value="2729" calcext:value-type="float">
            <text:p>2729</text:p>
          </table:table-cell>
          <table:table-cell table:formula="of:=AVERAGE([VNS.E2:.E1000])" office:value-type="float" office:value="3096" calcext:value-type="float">
            <text:p>3096</text:p>
          </table:table-cell>
          <table:table-cell table:formula="of:=AVERAGE([VNS.F2:.F1000])"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582.35" calcext:value-type="float">
            <text:p>1582,35</text:p>
          </table:table-cell>
          <table:table-cell table:formula="of:=AVERAGE(['Wolf Pack Algorithm'.C2:.C1000])" office:value-type="float" office:value="2301.3" calcext:value-type="float">
            <text:p>2301,3</text:p>
          </table:table-cell>
          <table:table-cell table:formula="of:=AVERAGE(['Wolf Pack Algorithm'.D2:.D1000])" office:value-type="float" office:value="2724" calcext:value-type="float">
            <text:p>2724</text:p>
          </table:table-cell>
          <table:table-cell table:formula="of:=AVERAGE(['Wolf Pack Algorithm'.E2:.E1000])" office:value-type="float" office:value="3077.3" calcext:value-type="float">
            <text:p>3077,3</text:p>
          </table:table-cell>
          <table:table-cell table:formula="of:=AVERAGE(['Wolf Pack Algorithm'.F2:.F1000])" office:value-type="float" office:value="3980" calcext:value-type="float">
            <text:p>3980</text:p>
          </table:table-cell>
        </table:table-row>
      </table:table>
      <table:table table:name="Ecarts" table:style-name="ta1">
        <table:shapes>
          <draw:frame draw:z-index="0" draw:style-name="gr1" draw:text-style-name="P1" svg:width="382.44mm" svg:height="162.88mm" svg:x="3.19mm" svg:y="56.52mm">
            <loext:p draw:notify-on-update-of-ranges="Ecarts.B1:Ecarts.G1 Ecarts.A3:Ecarts.A3 Ecarts.B3:Ecarts.G3 Ecarts.A4:Ecarts.A4 Ecarts.B4:Ecarts.G4 Ecarts.A5:Ecarts.A5 Ecarts.B5:Ecarts.G5 Ecarts.A6:Ecarts.A6 Ecarts.B6:Ecarts.G6 Ecarts.A7:Ecarts.A7 Ecarts.B7:Ecarts.G7 Ecarts.A8:Ecarts.A8 Ecarts.B8:Ecarts.G8 Ecarts.A9:Ecarts.A9 Ecarts.B9:Ecarts.G9 Ecarts.A10:Ecarts.A10 Ecarts.B10:Ecarts.G10 Ecarts.A11:Ecarts.A11 Ecarts.B11:Ecarts.G11 Ecarts.A12:Ecarts.A12 Ecarts.B12:Ecarts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6" table:default-cell-style-name="ce2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11.txt" calcext:value-type="string">
            <text:p>instances/tai11.txt</text:p>
          </table:table-cell>
          <table:table-cell table:style-name="Default" table:formula="of:=[Moyennes.D1]" office:value-type="string" office:string-value="instances/tai21.txt" calcext:value-type="string">
            <text:p>instances/tai21.txt</text:p>
          </table:table-cell>
          <table:table-cell table:style-name="Default" table:formula="of:=[Moyennes.E1]" office:value-type="string" office:string-value="instances/tai31.txt" calcext:value-type="string">
            <text:p>instances/tai31.txt</text:p>
          </table:table-cell>
          <table:table-cell table:style-name="Default" table:formula="of:=[Moyennes.F1]" office:value-type="string" office:string-value="instances/tai41.txt" calcext:value-type="string">
            <text:p>instances/tai41.txt</text:p>
          </table:table-cell>
          <table:table-cell table:style-name="Default" table:formula="of:=[Moyennes.G1]" office:value-type="string" office:string-value="instances/tai51.txt" calcext:value-type="string">
            <text:p>instances/tai51.txt</text:p>
          </table:table-cell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2297" calcext:value-type="float">
            <text:p>2297</text:p>
          </table:table-cell>
          <table:table-cell table:style-name="ce1" office:value-type="float" office:value="2724" calcext:value-type="float">
            <text:p>2724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771" calcext:value-type="float">
            <text:p>3771</text:p>
          </table:table-cell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[Moyennes.B2]-[.B$2]" office:value-type="float" office:value="0" calcext:value-type="float">
            <text:p>0,0</text:p>
          </table:table-cell>
          <table:table-cell table:formula="of:=[Moyennes.C2]-[.C$2]" office:value-type="float" office:value="19.5833333333333" calcext:value-type="float">
            <text:p>19,6</text:p>
          </table:table-cell>
          <table:table-cell table:formula="of:=[Moyennes.D2]-[.D$2]" office:value-type="float" office:value="28.1666666666665" calcext:value-type="float">
            <text:p>28,2</text:p>
          </table:table-cell>
          <table:table-cell table:formula="of:=[Moyennes.E2]-[.E$2]" office:value-type="float" office:value="3.08333333333348" calcext:value-type="float">
            <text:p>3,1</text:p>
          </table:table-cell>
          <table:table-cell table:formula="of:=[Moyennes.F2]-[.F$2]" office:value-type="float" office:value="142.166666666667" calcext:value-type="float">
            <text:p>142,2</text:p>
          </table:table-cell>
          <table:table-cell table:formula="of:=[Moyennes.G2]-[.G$2]" office:value-type="float" office:value="302.666666666666" calcext:value-type="float">
            <text:p>302,7</text:p>
          </table:table-cell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[Moyennes.B3]-[.B$2]" office:value-type="float" office:value="0" calcext:value-type="float">
            <text:p>0,0</text:p>
          </table:table-cell>
          <table:table-cell table:formula="of:=[Moyennes.C3]-[.C$2]" office:value-type="float" office:value="1.80555555555566" calcext:value-type="float">
            <text:p>1,8</text:p>
          </table:table-cell>
          <table:table-cell table:formula="of:=[Moyennes.D3]-[.D$2]" office:value-type="float" office:value="9.13888888888869" calcext:value-type="float">
            <text:p>9,1</text:p>
          </table:table-cell>
          <table:table-cell table:formula="of:=[Moyennes.E3]-[.E$2]" office:value-type="float" office:value="1.05555555555566" calcext:value-type="float">
            <text:p>1,1</text:p>
          </table:table-cell>
          <table:table-cell table:formula="of:=[Moyennes.F3]-[.F$2]" office:value-type="float" office:value="118.916666666667" calcext:value-type="float">
            <text:p>118,9</text:p>
          </table:table-cell>
          <table:table-cell table:formula="of:=[Moyennes.G3]-[.G$2]" office:value-type="float" office:value="305.361111111111" calcext:value-type="float">
            <text:p>305,4</text:p>
          </table:table-cell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[Moyennes.B4]-[.B$2]" office:value-type="float" office:value="4.66666666666674" calcext:value-type="float">
            <text:p>4,7</text:p>
          </table:table-cell>
          <table:table-cell table:formula="of:=[Moyennes.C4]-[.C$2]" office:value-type="float" office:value="33.5555555555557" calcext:value-type="float">
            <text:p>33,6</text:p>
          </table:table-cell>
          <table:table-cell table:formula="of:=[Moyennes.D4]-[.D$2]" office:value-type="float" office:value="55" calcext:value-type="float">
            <text:p>55,0</text:p>
          </table:table-cell>
          <table:table-cell table:formula="of:=[Moyennes.E4]-[.E$2]" office:value-type="float" office:value="6.36111111111131" calcext:value-type="float">
            <text:p>6,4</text:p>
          </table:table-cell>
          <table:table-cell table:formula="of:=[Moyennes.F4]-[.F$2]" office:value-type="float" office:value="121.611111111111" calcext:value-type="float">
            <text:p>121,6</text:p>
          </table:table-cell>
          <table:table-cell table:formula="of:=[Moyennes.G4]-[.G$2]" office:value-type="float" office:value="267.166666666666" calcext:value-type="float">
            <text:p>267,2</text:p>
          </table:table-cell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[Moyennes.B5]-[.B$2]" office:value-type="float" office:value="0" calcext:value-type="float">
            <text:p>0,0</text:p>
          </table:table-cell>
          <table:table-cell table:formula="of:=[Moyennes.C5]-[.C$2]" office:value-type="float" office:value="5.52777777777783" calcext:value-type="float">
            <text:p>5,5</text:p>
          </table:table-cell>
          <table:table-cell table:formula="of:=[Moyennes.D5]-[.D$2]" office:value-type="float" office:value="12.6944444444443" calcext:value-type="float">
            <text:p>12,7</text:p>
          </table:table-cell>
          <table:table-cell table:formula="of:=[Moyennes.E5]-[.E$2]" office:value-type="float" office:value="0.0277777777778283" calcext:value-type="float">
            <text:p>0,0</text:p>
          </table:table-cell>
          <table:table-cell table:formula="of:=[Moyennes.F5]-[.F$2]" office:value-type="float" office:value="108.055555555556" calcext:value-type="float">
            <text:p>108,1</text:p>
          </table:table-cell>
          <table:table-cell table:formula="of:=[Moyennes.G5]-[.G$2]" office:value-type="float" office:value="286" calcext:value-type="float">
            <text:p>286,0</text:p>
          </table:table-cell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[Moyennes.B6]-[.B$2]" office:value-type="float" office:value="0" calcext:value-type="float">
            <text:p>0,0</text:p>
          </table:table-cell>
          <table:table-cell table:formula="of:=[Moyennes.C6]-[.C$2]" office:value-type="float" office:value="8.44444444444434" calcext:value-type="float">
            <text:p>8,4</text:p>
          </table:table-cell>
          <table:table-cell table:formula="of:=[Moyennes.D6]-[.D$2]" office:value-type="float" office:value="13.25" calcext:value-type="float">
            <text:p>13,3</text:p>
          </table:table-cell>
          <table:table-cell table:formula="of:=[Moyennes.E6]-[.E$2]" office:value-type="float" office:value="0.0277777777778283" calcext:value-type="float">
            <text:p>0,0</text:p>
          </table:table-cell>
          <table:table-cell table:formula="of:=[Moyennes.F6]-[.F$2]" office:value-type="float" office:value="128.722222222222" calcext:value-type="float">
            <text:p>128,7</text:p>
          </table:table-cell>
          <table:table-cell table:formula="of:=[Moyennes.G6]-[.G$2]" office:value-type="float" office:value="239.722222222222" calcext:value-type="float">
            <text:p>239,7</text:p>
          </table:table-cell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[Moyennes.B7]-[.B$2]" office:value-type="float" office:value="0" calcext:value-type="float">
            <text:p>0,0</text:p>
          </table:table-cell>
          <table:table-cell table:formula="of:=[Moyennes.C7]-[.C$2]" office:value-type="float" office:value="0.583333333333258" calcext:value-type="float">
            <text:p>0,6</text:p>
          </table:table-cell>
          <table:table-cell table:formula="of:=[Moyennes.D7]-[.D$2]" office:value-type="float" office:value="4.08333333333349" calcext:value-type="float">
            <text:p>4,1</text:p>
          </table:table-cell>
          <table:table-cell table:formula="of:=[Moyennes.E7]-[.E$2]" office:value-type="float" office:value="1.11111111111131" calcext:value-type="float">
            <text:p>1,1</text:p>
          </table:table-cell>
          <table:table-cell table:formula="of:=[Moyennes.F7]-[.F$2]" office:value-type="float" office:value="66.8333333333335" calcext:value-type="float">
            <text:p>66,8</text:p>
          </table:table-cell>
          <table:table-cell table:formula="of:=[Moyennes.G7]-[.G$2]" office:value-type="float" office:value="238.25" calcext:value-type="float">
            <text:p>238,3</text:p>
          </table:table-cell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[Moyennes.B8]-[.B$2]" office:value-type="float" office:value="1.29999999999995" calcext:value-type="float">
            <text:p>1,3</text:p>
          </table:table-cell>
          <table:table-cell table:formula="of:=[Moyennes.C8]-[.C$2]" office:value-type="float" office:value="21.9000000000001" calcext:value-type="float">
            <text:p>21,9</text:p>
          </table:table-cell>
          <table:table-cell table:formula="of:=[Moyennes.D8]-[.D$2]" office:value-type="float" office:value="43.6999999999998" calcext:value-type="float">
            <text:p>43,7</text:p>
          </table:table-cell>
          <table:table-cell table:formula="of:=[Moyennes.E8]-[.E$2]" office:value-type="float" office:value="6.55000000000018" calcext:value-type="float">
            <text:p>6,6</text:p>
          </table:table-cell>
          <table:table-cell table:formula="of:=[Moyennes.F8]-[.F$2]" office:value-type="float" office:value="138.8" calcext:value-type="float">
            <text:p>138,8</text:p>
          </table:table-cell>
          <table:table-cell table:formula="of:=[Moyennes.G8]-[.G$2]" office:value-type="float" office:value="282.1" calcext:value-type="float">
            <text:p>282,1</text:p>
          </table:table-cell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[Moyennes.B9]-[.B$2]" office:value-type="float" office:value="8" calcext:value-type="float">
            <text:p>8,0</text:p>
          </table:table-cell>
          <table:table-cell table:formula="of:=[Moyennes.C9]-[.C$2]" office:value-type="float" office:value="22" calcext:value-type="float">
            <text:p>22,0</text:p>
          </table:table-cell>
          <table:table-cell table:formula="of:=[Moyennes.D9]-[.D$2]" office:value-type="float" office:value="46" calcext:value-type="float">
            <text:p>46,0</text:p>
          </table:table-cell>
          <table:table-cell table:formula="of:=[Moyennes.E9]-[.E$2]" office:value-type="float" office:value="5" calcext:value-type="float">
            <text:p>5,0</text:p>
          </table:table-cell>
          <table:table-cell table:formula="of:=[Moyennes.F9]-[.F$2]" office:value-type="float" office:value="126" calcext:value-type="float">
            <text:p>126,0</text:p>
          </table:table-cell>
          <table:table-cell table:formula="of:=[Moyennes.G9]-[.G$2]" office:value-type="float" office:value="213" calcext:value-type="float">
            <text:p>213,0</text:p>
          </table:table-cell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[Moyennes.B10]-[.B$2]" office:value-type="float" office:value="8" calcext:value-type="float">
            <text:p>8,0</text:p>
          </table:table-cell>
          <table:table-cell table:formula="of:=[Moyennes.C10]-[.C$2]" office:value-type="float" office:value="34" calcext:value-type="float">
            <text:p>34,0</text:p>
          </table:table-cell>
          <table:table-cell table:formula="of:=[Moyennes.D10]-[.D$2]" office:value-type="float" office:value="36" calcext:value-type="float">
            <text:p>36,0</text:p>
          </table:table-cell>
          <table:table-cell table:formula="of:=[Moyennes.E10]-[.E$2]" office:value-type="float" office:value="5" calcext:value-type="float">
            <text:p>5,0</text:p>
          </table:table-cell>
          <table:table-cell table:formula="of:=[Moyennes.F10]-[.F$2]" office:value-type="float" office:value="105" calcext:value-type="float">
            <text:p>105,0</text:p>
          </table:table-cell>
          <table:table-cell table:formula="of:=[Moyennes.G10]-[.G$2]" office:value-type="float" office:value="232" calcext:value-type="float">
            <text:p>232,0</text:p>
          </table:table-cell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[Moyennes.B11]-[.B$2]" office:value-type="float" office:value="0" calcext:value-type="float">
            <text:p>0,0</text:p>
          </table:table-cell>
          <table:table-cell table:formula="of:=[Moyennes.C11]-[.C$2]" office:value-type="float" office:value="0.349999999999909" calcext:value-type="float">
            <text:p>0,3</text:p>
          </table:table-cell>
          <table:table-cell table:formula="of:=[Moyennes.D11]-[.D$2]" office:value-type="float" office:value="4.30000000000018" calcext:value-type="float">
            <text:p>4,3</text:p>
          </table:table-cell>
          <table:table-cell table:formula="of:=[Moyennes.E11]-[.E$2]" office:value-type="float" office:value="0" calcext:value-type="float">
            <text:p>0,0</text:p>
          </table:table-cell>
          <table:table-cell table:formula="of:=[Moyennes.F11]-[.F$2]" office:value-type="float" office:value="86.3000000000002" calcext:value-type="float">
            <text:p>86,3</text:p>
          </table:table-cell>
          <table:table-cell table:formula="of:=[Moyennes.G11]-[.G$2]" office:value-type="float" office:value="209" calcext:value-type="float">
            <text:p>209,0</text:p>
          </table:table-cell>
        </table:table-row>
      </table:table>
      <table:table table:name="Ecarts Normalisés" table:style-name="ta1">
        <table:shapes>
          <draw:frame draw:z-index="0" draw:style-name="gr1" draw:text-style-name="P1" svg:width="379.58mm" svg:height="165.22mm" svg:x="3.02mm" svg:y="56.31mm">
            <loext:p draw:notify-on-update-of-ranges="'Ecarts Normalisés'.B1:'Ecarts Normalisés'.G1 'Ecarts Normalisés'.A3:'Ecarts Normalisés'.A3 'Ecarts Normalisés'.B3:'Ecarts Normalisés'.G3 'Ecarts Normalisés'.A4:'Ecarts Normalisés'.A4 'Ecarts Normalisés'.B4:'Ecarts Normalisés'.G4 'Ecarts Normalisés'.A5:'Ecarts Normalisés'.A5 'Ecarts Normalisés'.B5:'Ecarts Normalisés'.G5 'Ecarts Normalisés'.A6:'Ecarts Normalisés'.A6 'Ecarts Normalisés'.B6:'Ecarts Normalisés'.G6 'Ecarts Normalisés'.A7:'Ecarts Normalisés'.A7 'Ecarts Normalisés'.B7:'Ecarts Normalisés'.G7 'Ecarts Normalisés'.A8:'Ecarts Normalisés'.A8 'Ecarts Normalisés'.B8:'Ecarts Normalisés'.G8 'Ecarts Normalisés'.A9:'Ecarts Normalisés'.A9 'Ecarts Normalisés'.B9:'Ecarts Normalisés'.G9 'Ecarts Normalisés'.A10:'Ecarts Normalisés'.A10 'Ecarts Normalisés'.B10:'Ecarts Normalisés'.G10 'Ecarts Normalisés'.A11:'Ecarts Normalisés'.A11 'Ecarts Normalisés'.B11:'Ecarts Normalisés'.G11 'Ecarts Normalisés'.A12:'Ecarts Normalisés'.A12 'Ecarts Normalisés'.B12:'Ecarts Normalisés'.G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11.txt" calcext:value-type="string">
            <text:p>instances/tai11.txt</text:p>
          </table:table-cell>
          <table:table-cell table:formula="of:=[Ecarts.D1]" office:value-type="string" office:string-value="instances/tai21.txt" calcext:value-type="string">
            <text:p>instances/tai21.txt</text:p>
          </table:table-cell>
          <table:table-cell table:formula="of:=[Ecarts.E1]" office:value-type="string" office:string-value="instances/tai31.txt" calcext:value-type="string">
            <text:p>instances/tai31.txt</text:p>
          </table:table-cell>
          <table:table-cell table:formula="of:=[Ecarts.F1]" office:value-type="string" office:string-value="instances/tai41.txt" calcext:value-type="string">
            <text:p>instances/tai41.txt</text:p>
          </table:table-cell>
          <table:table-cell table:formula="of:=[Ecarts.G1]" office:value-type="string" office:string-value="instances/tai51.txt" calcext:value-type="string">
            <text:p>instances/tai51.txt</text:p>
          </table:table-cell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582" calcext:value-type="float">
            <text:p>1582</text:p>
          </table:table-cell>
          <table:table-cell table:style-name="ce1" table:formula="of:=[Ecarts.D2]" office:value-type="float" office:value="2297" calcext:value-type="float">
            <text:p>2297</text:p>
          </table:table-cell>
          <table:table-cell table:style-name="ce1" table:formula="of:=[Ecarts.E2]" office:value-type="float" office:value="2724" calcext:value-type="float">
            <text:p>2724</text:p>
          </table:table-cell>
          <table:table-cell table:style-name="ce1" table:formula="of:=[Ecarts.F2]" office:value-type="float" office:value="2991" calcext:value-type="float">
            <text:p>2991</text:p>
          </table:table-cell>
          <table:table-cell table:style-name="ce1" table:formula="of:=[Ecarts.G2]" office:value-type="float" office:value="3771" calcext:value-type="float">
            <text:p>3771</text:p>
          </table:table-cell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57598039215686" calcext:value-type="float">
            <text:p>0,57598039215686</text:p>
          </table:table-cell>
          <table:table-cell table:formula="of:=[Ecarts.D3]/MAX([Ecarts.D$3:.D$12])" office:value-type="float" office:value="0.512121212121209" calcext:value-type="float">
            <text:p>0,512121212121209</text:p>
          </table:table-cell>
          <table:table-cell table:formula="of:=[Ecarts.E3]/MAX([Ecarts.E$3:.E$12])" office:value-type="float" office:value="0.470737913486015" calcext:value-type="float">
            <text:p>0,470737913486015</text:p>
          </table:table-cell>
          <table:table-cell table:formula="of:=[Ecarts.F3]/MAX([Ecarts.F$3:.F$12])" office:value-type="float" office:value="1" calcext:value-type="float">
            <text:p>1</text:p>
          </table:table-cell>
          <table:table-cell table:formula="of:=[Ecarts.G3]/MAX([Ecarts.G$3:.G$12])" office:value-type="float" office:value="0.991176203038296" calcext:value-type="float">
            <text:p>0,991176203038296</text:p>
          </table:table-cell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" calcext:value-type="float">
            <text:p>0</text:p>
          </table:table-cell>
          <table:table-cell table:formula="of:=[Ecarts.C4]/MAX([Ecarts.C$3:.C$12])" office:value-type="float" office:value="0.0531045751634017" calcext:value-type="float">
            <text:p>0,053104575163402</text:p>
          </table:table-cell>
          <table:table-cell table:formula="of:=[Ecarts.D4]/MAX([Ecarts.D$3:.D$12])" office:value-type="float" office:value="0.166161616161612" calcext:value-type="float">
            <text:p>0,166161616161612</text:p>
          </table:table-cell>
          <table:table-cell table:formula="of:=[Ecarts.E4]/MAX([Ecarts.E$3:.E$12])" office:value-type="float" office:value="0.161153519932157" calcext:value-type="float">
            <text:p>0,161153519932157</text:p>
          </table:table-cell>
          <table:table-cell table:formula="of:=[Ecarts.F4]/MAX([Ecarts.F$3:.F$12])" office:value-type="float" office:value="0.836459554513482" calcext:value-type="float">
            <text:p>0,836459554513482</text:p>
          </table:table-cell>
          <table:table-cell table:formula="of:=[Ecarts.G4]/MAX([Ecarts.G$3:.G$12])" office:value-type="float" office:value="1" calcext:value-type="float">
            <text:p>1</text:p>
          </table:table-cell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583333333333343" calcext:value-type="float">
            <text:p>0,583333333333343</text:p>
          </table:table-cell>
          <table:table-cell table:formula="of:=[Ecarts.C5]/MAX([Ecarts.C$3:.C$12])" office:value-type="float" office:value="0.986928104575166" calcext:value-type="float">
            <text:p>0,986928104575166</text:p>
          </table:table-cell>
          <table:table-cell table:formula="of:=[Ecarts.D5]/MAX([Ecarts.D$3:.D$12])" office:value-type="float" office:value="1" calcext:value-type="float">
            <text:p>1</text:p>
          </table:table-cell>
          <table:table-cell table:formula="of:=[Ecarts.E5]/MAX([Ecarts.E$3:.E$12])" office:value-type="float" office:value="0.971162001696357" calcext:value-type="float">
            <text:p>0,971162001696357</text:p>
          </table:table-cell>
          <table:table-cell table:formula="of:=[Ecarts.F5]/MAX([Ecarts.F$3:.F$12])" office:value-type="float" office:value="0.855412270418134" calcext:value-type="float">
            <text:p>0,855412270418134</text:p>
          </table:table-cell>
          <table:table-cell table:formula="of:=[Ecarts.G5]/MAX([Ecarts.G$3:.G$12])" office:value-type="float" office:value="0.874920403893386" calcext:value-type="float">
            <text:p>0,874920403893386</text:p>
          </table:table-cell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" calcext:value-type="float">
            <text:p>0</text:p>
          </table:table-cell>
          <table:table-cell table:formula="of:=[Ecarts.C6]/MAX([Ecarts.C$3:.C$12])" office:value-type="float" office:value="0.162581699346407" calcext:value-type="float">
            <text:p>0,162581699346407</text:p>
          </table:table-cell>
          <table:table-cell table:formula="of:=[Ecarts.D6]/MAX([Ecarts.D$3:.D$12])" office:value-type="float" office:value="0.230808080808079" calcext:value-type="float">
            <text:p>0,230808080808079</text:p>
          </table:table-cell>
          <table:table-cell table:formula="of:=[Ecarts.E6]/MAX([Ecarts.E$3:.E$12])" office:value-type="float" office:value="0.00424088210348512" calcext:value-type="float">
            <text:p>0,004240882103485</text:p>
          </table:table-cell>
          <table:table-cell table:formula="of:=[Ecarts.F6]/MAX([Ecarts.F$3:.F$12])" office:value-type="float" office:value="0.760062524423604" calcext:value-type="float">
            <text:p>0,760062524423604</text:p>
          </table:table-cell>
          <table:table-cell table:formula="of:=[Ecarts.G6]/MAX([Ecarts.G$3:.G$12])" office:value-type="float" office:value="0.93659601564632" calcext:value-type="float">
            <text:p>0,93659601564632</text:p>
          </table:table-cell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.248366013071892" calcext:value-type="float">
            <text:p>0,248366013071892</text:p>
          </table:table-cell>
          <table:table-cell table:formula="of:=[Ecarts.D7]/MAX([Ecarts.D$3:.D$12])" office:value-type="float" office:value="0.240909090909091" calcext:value-type="float">
            <text:p>0,240909090909091</text:p>
          </table:table-cell>
          <table:table-cell table:formula="of:=[Ecarts.E7]/MAX([Ecarts.E$3:.E$12])" office:value-type="float" office:value="0.00424088210348512" calcext:value-type="float">
            <text:p>0,004240882103485</text:p>
          </table:table-cell>
          <table:table-cell table:formula="of:=[Ecarts.F7]/MAX([Ecarts.F$3:.F$12])" office:value-type="float" office:value="0.905431809300509" calcext:value-type="float">
            <text:p>0,905431809300509</text:p>
          </table:table-cell>
          <table:table-cell table:formula="of:=[Ecarts.G7]/MAX([Ecarts.G$3:.G$12])" office:value-type="float" office:value="0.785045028654598" calcext:value-type="float">
            <text:p>0,785045028654598</text:p>
          </table:table-cell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.0171568627450958" calcext:value-type="float">
            <text:p>0,017156862745096</text:p>
          </table:table-cell>
          <table:table-cell table:formula="of:=[Ecarts.D8]/MAX([Ecarts.D$3:.D$12])" office:value-type="float" office:value="0.074242424242427" calcext:value-type="float">
            <text:p>0,074242424242427</text:p>
          </table:table-cell>
          <table:table-cell table:formula="of:=[Ecarts.E8]/MAX([Ecarts.E$3:.E$12])" office:value-type="float" office:value="0.169635284139127" calcext:value-type="float">
            <text:p>0,169635284139127</text:p>
          </table:table-cell>
          <table:table-cell table:formula="of:=[Ecarts.F8]/MAX([Ecarts.F$3:.F$12])" office:value-type="float" office:value="0.470105509964832" calcext:value-type="float">
            <text:p>0,470105509964832</text:p>
          </table:table-cell>
          <table:table-cell table:formula="of:=[Ecarts.G8]/MAX([Ecarts.G$3:.G$12])" office:value-type="float" office:value="0.780223778768307" calcext:value-type="float">
            <text:p>0,780223778768307</text:p>
          </table:table-cell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162499999999994" calcext:value-type="float">
            <text:p>0,162499999999994</text:p>
          </table:table-cell>
          <table:table-cell table:formula="of:=[Ecarts.C9]/MAX([Ecarts.C$3:.C$12])" office:value-type="float" office:value="0.644117647058826" calcext:value-type="float">
            <text:p>0,644117647058826</text:p>
          </table:table-cell>
          <table:table-cell table:formula="of:=[Ecarts.D9]/MAX([Ecarts.D$3:.D$12])" office:value-type="float" office:value="0.794545454545451" calcext:value-type="float">
            <text:p>0,794545454545451</text:p>
          </table:table-cell>
          <table:table-cell table:formula="of:=[Ecarts.E9]/MAX([Ecarts.E$3:.E$12])" office:value-type="float" office:value="1" calcext:value-type="float">
            <text:p>1</text:p>
          </table:table-cell>
          <table:table-cell table:formula="of:=[Ecarts.F9]/MAX([Ecarts.F$3:.F$12])" office:value-type="float" office:value="0.976318874560377" calcext:value-type="float">
            <text:p>0,976318874560377</text:p>
          </table:table-cell>
          <table:table-cell table:formula="of:=[Ecarts.G9]/MAX([Ecarts.G$3:.G$12])" office:value-type="float" office:value="0.923824251796597" calcext:value-type="float">
            <text:p>0,923824251796597</text:p>
          </table:table-cell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.647058823529412" calcext:value-type="float">
            <text:p>0,647058823529412</text:p>
          </table:table-cell>
          <table:table-cell table:formula="of:=[Ecarts.D10]/MAX([Ecarts.D$3:.D$12])" office:value-type="float" office:value="0.836363636363636" calcext:value-type="float">
            <text:p>0,836363636363636</text:p>
          </table:table-cell>
          <table:table-cell table:formula="of:=[Ecarts.E10]/MAX([Ecarts.E$3:.E$12])" office:value-type="float" office:value="0.763358778625933" calcext:value-type="float">
            <text:p>0,763358778625933</text:p>
          </table:table-cell>
          <table:table-cell table:formula="of:=[Ecarts.F10]/MAX([Ecarts.F$3:.F$12])" office:value-type="float" office:value="0.886283704572099" calcext:value-type="float">
            <text:p>0,886283704572099</text:p>
          </table:table-cell>
          <table:table-cell table:formula="of:=[Ecarts.G10]/MAX([Ecarts.G$3:.G$12])" office:value-type="float" office:value="0.697534794869462" calcext:value-type="float">
            <text:p>0,697534794869462</text:p>
          </table:table-cell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1" calcext:value-type="float">
            <text:p>1</text:p>
          </table:table-cell>
          <table:table-cell table:formula="of:=[Ecarts.D11]/MAX([Ecarts.D$3:.D$12])" office:value-type="float" office:value="0.654545454545455" calcext:value-type="float">
            <text:p>0,654545454545455</text:p>
          </table:table-cell>
          <table:table-cell table:formula="of:=[Ecarts.E11]/MAX([Ecarts.E$3:.E$12])" office:value-type="float" office:value="0.763358778625933" calcext:value-type="float">
            <text:p>0,763358778625933</text:p>
          </table:table-cell>
          <table:table-cell table:formula="of:=[Ecarts.F11]/MAX([Ecarts.F$3:.F$12])" office:value-type="float" office:value="0.738569753810083" calcext:value-type="float">
            <text:p>0,738569753810083</text:p>
          </table:table-cell>
          <table:table-cell table:formula="of:=[Ecarts.G11]/MAX([Ecarts.G$3:.G$12])" office:value-type="float" office:value="0.759756208496315" calcext:value-type="float">
            <text:p>0,759756208496315</text:p>
          </table:table-cell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.0102941176470562" calcext:value-type="float">
            <text:p>0,010294117647056</text:p>
          </table:table-cell>
          <table:table-cell table:formula="of:=[Ecarts.D12]/MAX([Ecarts.D$3:.D$12])" office:value-type="float" office:value="0.0781818181818215" calcext:value-type="float">
            <text:p>0,078181818181822</text:p>
          </table:table-cell>
          <table:table-cell table:formula="of:=[Ecarts.E12]/MAX([Ecarts.E$3:.E$12])" office:value-type="float" office:value="0" calcext:value-type="float">
            <text:p>0</text:p>
          </table:table-cell>
          <table:table-cell table:formula="of:=[Ecarts.F12]/MAX([Ecarts.F$3:.F$12])" office:value-type="float" office:value="0.607033997655336" calcext:value-type="float">
            <text:p>0,607033997655336</text:p>
          </table:table-cell>
          <table:table-cell table:formula="of:=[Ecarts.G12]/MAX([Ecarts.G$3:.G$12])" office:value-type="float" office:value="0.684435549895388" calcext:value-type="float">
            <text:p>0,6844355498953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6:44:24.5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2.6.2$Windows_x86 LibreOffice_project/a3100ed2409ebf1c212f5048fbe377c281438fdc</meta:generator>
    <dc:date>2017-04-18T18:15:44.066000000</dc:date>
    <meta:editing-duration>PT1H55M</meta:editing-duration>
    <meta:editing-cycles>22</meta:editing-cycles>
    <meta:document-statistic meta:table-count="13" meta:cell-count="21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8.245cm" svg:height="16.289cm" xlink:href=".." xlink:type="simple" chart:class="chart:bar" chart:style-name="ch1">
        <chart:legend chart:legend-position="end" svg:x="33.803cm" svg:y="5.644cm" style:legend-expansion="high" chart:style-name="ch2"/>
        <chart:plot-area chart:style-name="ch3" table:cell-range-address="Ecarts.B1:Ecarts.G1 Ecarts.A3:Ecarts.G12" chart:data-source-has-labels="both" svg:x="0.764cm" svg:y="0.325cm" svg:width="32.275cm" svg:height="15.639cm">
          <chartooo:coordinate-region svg:x="1.897cm" svg:y="0.521cm" svg:width="31.142cm" svg:height="14.804cm"/>
          <chart:axis chart:dimension="x" chart:name="primary-x" chart:style-name="ch4" chartooo:axis-type="auto">
            <chartooo:date-scale/>
            <chart:categories table:cell-range-address="Ecarts.B1:Ecarts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carts.B3:Ecarts.G3" chart:label-cell-address="Ecarts.A3:Ecarts.A3" chart:class="chart:bar">
            <chart:data-point chart:repeated="6"/>
          </chart:series>
          <chart:series chart:style-name="ch8" chart:values-cell-range-address="Ecarts.B4:Ecarts.G4" chart:label-cell-address="Ecarts.A4:Ecarts.A4" chart:class="chart:bar">
            <chart:data-point chart:repeated="6"/>
          </chart:series>
          <chart:series chart:style-name="ch9" chart:values-cell-range-address="Ecarts.B5:Ecarts.G5" chart:label-cell-address="Ecarts.A5:Ecarts.A5" chart:class="chart:bar">
            <chart:data-point chart:repeated="6"/>
          </chart:series>
          <chart:series chart:style-name="ch10" chart:values-cell-range-address="Ecarts.B6:Ecarts.G6" chart:label-cell-address="Ecarts.A6:Ecarts.A6" chart:class="chart:bar">
            <chart:data-point chart:repeated="6"/>
          </chart:series>
          <chart:series chart:style-name="ch11" chart:values-cell-range-address="Ecarts.B7:Ecarts.G7" chart:label-cell-address="Ecarts.A7:Ecarts.A7" chart:class="chart:bar">
            <chart:data-point chart:repeated="6"/>
          </chart:series>
          <chart:series chart:style-name="ch12" chart:values-cell-range-address="Ecarts.B8:Ecarts.G8" chart:label-cell-address="Ecarts.A8:Ecarts.A8" chart:class="chart:bar">
            <chart:data-point chart:repeated="6"/>
          </chart:series>
          <chart:series chart:style-name="ch13" chart:values-cell-range-address="Ecarts.B9:Ecarts.G9" chart:label-cell-address="Ecarts.A9:Ecarts.A9" chart:class="chart:bar">
            <chart:data-point chart:repeated="6"/>
          </chart:series>
          <chart:series chart:style-name="ch14" chart:values-cell-range-address="Ecarts.B10:Ecarts.G10" chart:label-cell-address="Ecarts.A10:Ecarts.A10" chart:class="chart:bar">
            <chart:data-point chart:repeated="6"/>
          </chart:series>
          <chart:series chart:style-name="ch15" chart:values-cell-range-address="Ecarts.B11:Ecarts.G11" chart:label-cell-address="Ecarts.A11:Ecarts.A11" chart:class="chart:bar">
            <chart:data-point chart:repeated="6"/>
          </chart:series>
          <chart:series chart:style-name="ch16" chart:values-cell-range-address="Ecarts.B12:Ecarts.G12" chart:label-cell-address="Ecarts.A12:Ecarts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G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G3</svg:desc>
                </draw:g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28.1666666666665">
                <text:p>28.1666666666665</text:p>
              </table:table-cell>
              <table:table-cell office:value-type="float" office:value="3.08333333333348">
                <text:p>3.08333333333348</text:p>
              </table:table-cell>
              <table:table-cell office:value-type="float" office:value="142.166666666667">
                <text:p>142.166666666667</text:p>
              </table:table-cell>
              <table:table-cell office:value-type="float" office:value="302.666666666666">
                <text:p>302.666666666666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">
                <text:p>0</text:p>
                <draw:g>
                  <svg:desc>Ecarts.B4:Ecarts.G4</svg:desc>
                </draw:g>
              </table:table-cell>
              <table:table-cell office:value-type="float" office:value="1.80555555555566">
                <text:p>1.80555555555566</text:p>
              </table:table-cell>
              <table:table-cell office:value-type="float" office:value="9.13888888888869">
                <text:p>9.13888888888869</text:p>
              </table:table-cell>
              <table:table-cell office:value-type="float" office:value="1.05555555555566">
                <text:p>1.05555555555566</text:p>
              </table:table-cell>
              <table:table-cell office:value-type="float" office:value="118.916666666667">
                <text:p>118.916666666667</text:p>
              </table:table-cell>
              <table:table-cell office:value-type="float" office:value="305.361111111111">
                <text:p>305.361111111111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4.66666666666674">
                <text:p>4.66666666666674</text:p>
                <draw:g>
                  <svg:desc>Ecarts.B5:Ecarts.G5</svg:desc>
                </draw:g>
              </table:table-cell>
              <table:table-cell office:value-type="float" office:value="33.5555555555557">
                <text:p>33.5555555555557</text:p>
              </table:table-cell>
              <table:table-cell office:value-type="float" office:value="55">
                <text:p>55</text:p>
              </table:table-cell>
              <table:table-cell office:value-type="float" office:value="6.36111111111131">
                <text:p>6.36111111111131</text:p>
              </table:table-cell>
              <table:table-cell office:value-type="float" office:value="121.611111111111">
                <text:p>121.611111111111</text:p>
              </table:table-cell>
              <table:table-cell office:value-type="float" office:value="267.166666666666">
                <text:p>267.166666666666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">
                <text:p>0</text:p>
                <draw:g>
                  <svg:desc>Ecarts.B6:Ecarts.G6</svg:desc>
                </draw:g>
              </table:table-cell>
              <table:table-cell office:value-type="float" office:value="5.52777777777783">
                <text:p>5.52777777777783</text:p>
              </table:table-cell>
              <table:table-cell office:value-type="float" office:value="12.6944444444443">
                <text:p>12.6944444444443</text:p>
              </table:table-cell>
              <table:table-cell office:value-type="float" office:value="0.0277777777778283">
                <text:p>0.0277777777778283</text:p>
              </table:table-cell>
              <table:table-cell office:value-type="float" office:value="108.055555555556">
                <text:p>108.05555555555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G7</svg:desc>
                </draw:g>
              </table:table-cell>
              <table:table-cell office:value-type="float" office:value="8.44444444444434">
                <text:p>8.44444444444434</text:p>
              </table:table-cell>
              <table:table-cell office:value-type="float" office:value="13.25">
                <text:p>13.25</text:p>
              </table:table-cell>
              <table:table-cell office:value-type="float" office:value="0.0277777777778283">
                <text:p>0.0277777777778283</text:p>
              </table:table-cell>
              <table:table-cell office:value-type="float" office:value="128.722222222222">
                <text:p>128.722222222222</text:p>
              </table:table-cell>
              <table:table-cell office:value-type="float" office:value="239.722222222222">
                <text:p>239.722222222222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G8</svg:desc>
                </draw:g>
              </table:table-cell>
              <table:table-cell office:value-type="float" office:value="0.583333333333258">
                <text:p>0.583333333333258</text:p>
              </table:table-cell>
              <table:table-cell office:value-type="float" office:value="4.08333333333349">
                <text:p>4.08333333333349</text:p>
              </table:table-cell>
              <table:table-cell office:value-type="float" office:value="1.11111111111131">
                <text:p>1.11111111111131</text:p>
              </table:table-cell>
              <table:table-cell office:value-type="float" office:value="66.8333333333335">
                <text:p>66.8333333333335</text:p>
              </table:table-cell>
              <table:table-cell office:value-type="float" office:value="238.25">
                <text:p>238.25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29999999999995">
                <text:p>1.29999999999995</text:p>
                <draw:g>
                  <svg:desc>Ecarts.B9:Ecarts.G9</svg:desc>
                </draw:g>
              </table:table-cell>
              <table:table-cell office:value-type="float" office:value="21.9000000000001">
                <text:p>21.9000000000001</text:p>
              </table:table-cell>
              <table:table-cell office:value-type="float" office:value="43.6999999999998">
                <text:p>43.6999999999998</text:p>
              </table:table-cell>
              <table:table-cell office:value-type="float" office:value="6.55000000000018">
                <text:p>6.55000000000018</text:p>
              </table:table-cell>
              <table:table-cell office:value-type="float" office:value="138.8">
                <text:p>138.8</text:p>
              </table:table-cell>
              <table:table-cell office:value-type="float" office:value="282.1">
                <text:p>282.1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8">
                <text:p>8</text:p>
                <draw:g>
                  <svg:desc>Ecarts.B10:Ecarts.G10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126">
                <text:p>12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8">
                <text:p>8</text:p>
                <draw:g>
                  <svg:desc>Ecarts.B11:Ecarts.G11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G12</svg:desc>
                </draw:g>
              </table:table-cell>
              <table:table-cell office:value-type="float" office:value="0.349999999999909">
                <text:p>0.349999999999909</text:p>
              </table:table-cell>
              <table:table-cell office:value-type="float" office:value="4.30000000000018">
                <text:p>4.30000000000018</text:p>
              </table:table-cell>
              <table:table-cell office:value-type="float" office:value="0">
                <text:p>0</text:p>
              </table:table-cell>
              <table:table-cell office:value-type="float" office:value="86.3000000000002">
                <text:p>86.3000000000002</text:p>
              </table:table-cell>
              <table:table-cell office:value-type="float" office:value="209">
                <text:p>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7.959cm" svg:height="16.523cm" xlink:href=".." xlink:type="simple" chart:class="chart:bar" chart:style-name="ch1">
        <chart:legend chart:legend-position="end" svg:x="33.517cm" svg:y="5.761cm" style:legend-expansion="high" chart:style-name="ch2"/>
        <chart:plot-area chart:style-name="ch3" table:cell-range-address="'Ecarts Normalisés'.B1:'Ecarts Normalisés'.G1 'Ecarts Normalisés'.A3:'Ecarts Normalisés'.G12" chart:data-source-has-labels="both" svg:x="0.759cm" svg:y="0.33cm" svg:width="31.999cm" svg:height="15.863cm">
          <chartooo:coordinate-region svg:x="1.504cm" svg:y="0.526cm" svg:width="31.254cm" svg:height="15.028cm"/>
          <chart:axis chart:dimension="x" chart:name="primary-x" chart:style-name="ch4" chartooo:axis-type="auto">
            <chartooo:date-scale/>
            <chart:categories table:cell-range-address="'Ecarts Normalisés'.B1:'Ecarts Normalisés'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arts Normalisés'.B3:'Ecarts Normalisés'.G3" chart:label-cell-address="'Ecarts Normalisés'.A3:'Ecarts Normalisés'.A3" chart:class="chart:bar">
            <chart:data-point chart:repeated="6"/>
          </chart:series>
          <chart:series chart:style-name="ch8" chart:values-cell-range-address="'Ecarts Normalisés'.B4:'Ecarts Normalisés'.G4" chart:label-cell-address="'Ecarts Normalisés'.A4:'Ecarts Normalisés'.A4" chart:class="chart:bar">
            <chart:data-point chart:repeated="6"/>
          </chart:series>
          <chart:series chart:style-name="ch9" chart:values-cell-range-address="'Ecarts Normalisés'.B5:'Ecarts Normalisés'.G5" chart:label-cell-address="'Ecarts Normalisés'.A5:'Ecarts Normalisés'.A5" chart:class="chart:bar">
            <chart:data-point chart:repeated="6"/>
          </chart:series>
          <chart:series chart:style-name="ch10" chart:values-cell-range-address="'Ecarts Normalisés'.B6:'Ecarts Normalisés'.G6" chart:label-cell-address="'Ecarts Normalisés'.A6:'Ecarts Normalisés'.A6" chart:class="chart:bar">
            <chart:data-point chart:repeated="6"/>
          </chart:series>
          <chart:series chart:style-name="ch11" chart:values-cell-range-address="'Ecarts Normalisés'.B7:'Ecarts Normalisés'.G7" chart:label-cell-address="'Ecarts Normalisés'.A7:'Ecarts Normalisés'.A7" chart:class="chart:bar">
            <chart:data-point chart:repeated="6"/>
          </chart:series>
          <chart:series chart:style-name="ch12" chart:values-cell-range-address="'Ecarts Normalisés'.B8:'Ecarts Normalisés'.G8" chart:label-cell-address="'Ecarts Normalisés'.A8:'Ecarts Normalisés'.A8" chart:class="chart:bar">
            <chart:data-point chart:repeated="6"/>
          </chart:series>
          <chart:series chart:style-name="ch13" chart:values-cell-range-address="'Ecarts Normalisés'.B9:'Ecarts Normalisés'.G9" chart:label-cell-address="'Ecarts Normalisés'.A9:'Ecarts Normalisés'.A9" chart:class="chart:bar">
            <chart:data-point chart:repeated="6"/>
          </chart:series>
          <chart:series chart:style-name="ch14" chart:values-cell-range-address="'Ecarts Normalisés'.B10:'Ecarts Normalisés'.G10" chart:label-cell-address="'Ecarts Normalisés'.A10:'Ecarts Normalisés'.A10" chart:class="chart:bar">
            <chart:data-point chart:repeated="6"/>
          </chart:series>
          <chart:series chart:style-name="ch15" chart:values-cell-range-address="'Ecarts Normalisés'.B11:'Ecarts Normalisés'.G11" chart:label-cell-address="'Ecarts Normalisés'.A11:'Ecarts Normalisés'.A11" chart:class="chart:bar">
            <chart:data-point chart:repeated="6"/>
          </chart:series>
          <chart:series chart:style-name="ch16" chart:values-cell-range-address="'Ecarts Normalisés'.B12:'Ecarts Normalisés'.G12" chart:label-cell-address="'Ecarts Normalisés'.A12:'Ecarts Normalisés'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G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G3</svg:desc>
                </draw:g>
              </table:table-cell>
              <table:table-cell office:value-type="float" office:value="0.57598039215686">
                <text:p>0.57598039215686</text:p>
              </table:table-cell>
              <table:table-cell office:value-type="float" office:value="0.512121212121209">
                <text:p>0.512121212121209</text:p>
              </table:table-cell>
              <table:table-cell office:value-type="float" office:value="0.470737913486015">
                <text:p>0.470737913486015</text:p>
              </table:table-cell>
              <table:table-cell office:value-type="float" office:value="1">
                <text:p>1</text:p>
              </table:table-cell>
              <table:table-cell office:value-type="float" office:value="0.991176203038296">
                <text:p>0.991176203038296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">
                <text:p>0</text:p>
                <draw:g>
                  <svg:desc>'Ecarts Normalisés'.B4:'Ecarts Normalisés'.G4</svg:desc>
                </draw:g>
              </table:table-cell>
              <table:table-cell office:value-type="float" office:value="0.0531045751634017">
                <text:p>0.0531045751634017</text:p>
              </table:table-cell>
              <table:table-cell office:value-type="float" office:value="0.166161616161612">
                <text:p>0.166161616161612</text:p>
              </table:table-cell>
              <table:table-cell office:value-type="float" office:value="0.161153519932157">
                <text:p>0.161153519932157</text:p>
              </table:table-cell>
              <table:table-cell office:value-type="float" office:value="0.836459554513482">
                <text:p>0.836459554513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583333333333343">
                <text:p>0.583333333333343</text:p>
                <draw:g>
                  <svg:desc>'Ecarts Normalisés'.B5:'Ecarts Normalisés'.G5</svg:desc>
                </draw:g>
              </table:table-cell>
              <table:table-cell office:value-type="float" office:value="0.986928104575166">
                <text:p>0.986928104575166</text:p>
              </table:table-cell>
              <table:table-cell office:value-type="float" office:value="1">
                <text:p>1</text:p>
              </table:table-cell>
              <table:table-cell office:value-type="float" office:value="0.971162001696357">
                <text:p>0.971162001696357</text:p>
              </table:table-cell>
              <table:table-cell office:value-type="float" office:value="0.855412270418134">
                <text:p>0.855412270418134</text:p>
              </table:table-cell>
              <table:table-cell office:value-type="float" office:value="0.874920403893386">
                <text:p>0.874920403893386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">
                <text:p>0</text:p>
                <draw:g>
                  <svg:desc>'Ecarts Normalisés'.B6:'Ecarts Normalisés'.G6</svg:desc>
                </draw:g>
              </table:table-cell>
              <table:table-cell office:value-type="float" office:value="0.162581699346407">
                <text:p>0.162581699346407</text:p>
              </table:table-cell>
              <table:table-cell office:value-type="float" office:value="0.230808080808079">
                <text:p>0.230808080808079</text:p>
              </table:table-cell>
              <table:table-cell office:value-type="float" office:value="0.00424088210348512">
                <text:p>0.00424088210348512</text:p>
              </table:table-cell>
              <table:table-cell office:value-type="float" office:value="0.760062524423604">
                <text:p>0.760062524423604</text:p>
              </table:table-cell>
              <table:table-cell office:value-type="float" office:value="0.93659601564632">
                <text:p>0.93659601564632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G7</svg:desc>
                </draw:g>
              </table:table-cell>
              <table:table-cell office:value-type="float" office:value="0.248366013071892">
                <text:p>0.248366013071892</text:p>
              </table:table-cell>
              <table:table-cell office:value-type="float" office:value="0.240909090909091">
                <text:p>0.240909090909091</text:p>
              </table:table-cell>
              <table:table-cell office:value-type="float" office:value="0.00424088210348512">
                <text:p>0.00424088210348512</text:p>
              </table:table-cell>
              <table:table-cell office:value-type="float" office:value="0.905431809300509">
                <text:p>0.905431809300509</text:p>
              </table:table-cell>
              <table:table-cell office:value-type="float" office:value="0.785045028654598">
                <text:p>0.785045028654598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G8</svg:desc>
                </draw:g>
              </table:table-cell>
              <table:table-cell office:value-type="float" office:value="0.0171568627450958">
                <text:p>0.0171568627450958</text:p>
              </table:table-cell>
              <table:table-cell office:value-type="float" office:value="0.074242424242427">
                <text:p>0.074242424242427</text:p>
              </table:table-cell>
              <table:table-cell office:value-type="float" office:value="0.169635284139127">
                <text:p>0.169635284139127</text:p>
              </table:table-cell>
              <table:table-cell office:value-type="float" office:value="0.470105509964832">
                <text:p>0.470105509964832</text:p>
              </table:table-cell>
              <table:table-cell office:value-type="float" office:value="0.780223778768307">
                <text:p>0.780223778768307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162499999999994">
                <text:p>0.162499999999994</text:p>
                <draw:g>
                  <svg:desc>'Ecarts Normalisés'.B9:'Ecarts Normalisés'.G9</svg:desc>
                </draw:g>
              </table:table-cell>
              <table:table-cell office:value-type="float" office:value="0.644117647058826">
                <text:p>0.644117647058826</text:p>
              </table:table-cell>
              <table:table-cell office:value-type="float" office:value="0.794545454545451">
                <text:p>0.794545454545451</text:p>
              </table:table-cell>
              <table:table-cell office:value-type="float" office:value="1">
                <text:p>1</text:p>
              </table:table-cell>
              <table:table-cell office:value-type="float" office:value="0.976318874560377">
                <text:p>0.976318874560377</text:p>
              </table:table-cell>
              <table:table-cell office:value-type="float" office:value="0.923824251796597">
                <text:p>0.923824251796597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G10</svg:desc>
                </draw:g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836363636363636">
                <text:p>0.836363636363636</text:p>
              </table:table-cell>
              <table:table-cell office:value-type="float" office:value="0.763358778625933">
                <text:p>0.763358778625933</text:p>
              </table:table-cell>
              <table:table-cell office:value-type="float" office:value="0.886283704572099">
                <text:p>0.886283704572099</text:p>
              </table:table-cell>
              <table:table-cell office:value-type="float" office:value="0.697534794869462">
                <text:p>0.697534794869462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G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654545454545455">
                <text:p>0.654545454545455</text:p>
              </table:table-cell>
              <table:table-cell office:value-type="float" office:value="0.763358778625933">
                <text:p>0.763358778625933</text:p>
              </table:table-cell>
              <table:table-cell office:value-type="float" office:value="0.738569753810083">
                <text:p>0.738569753810083</text:p>
              </table:table-cell>
              <table:table-cell office:value-type="float" office:value="0.759756208496315">
                <text:p>0.759756208496315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G12</svg:desc>
                </draw:g>
              </table:table-cell>
              <table:table-cell office:value-type="float" office:value="0.0102941176470562">
                <text:p>0.0102941176470562</text:p>
              </table:table-cell>
              <table:table-cell office:value-type="float" office:value="0.0781818181818215">
                <text:p>0.0781818181818215</text:p>
              </table:table-cell>
              <table:table-cell office:value-type="float" office:value="0">
                <text:p>0</text:p>
              </table:table-cell>
              <table:table-cell office:value-type="float" office:value="0.607033997655336">
                <text:p>0.607033997655336</text:p>
              </table:table-cell>
              <table:table-cell office:value-type="float" office:value="0.684435549895388">
                <text:p>0.684435549895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